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14ca" officeooo:paragraph-rsid="000314ca"/>
    </style:style>
    <style:style style:name="P2" style:family="paragraph" style:parent-style-name="Preformatted_20_Text">
      <style:text-properties fo:font-size="16pt" officeooo:rsid="0004fc90" officeooo:paragraph-rsid="0004fc90" style:font-size-asian="14pt" style:font-size-complex="16pt"/>
    </style:style>
    <style:style style:name="P3" style:family="paragraph" style:parent-style-name="Preformatted_20_Text">
      <style:text-properties fo:font-size="16pt" fo:font-style="normal" style:text-underline-style="solid" style:text-underline-width="auto" style:text-underline-color="font-color" fo:font-weight="bold" officeooo:rsid="0004fc90" officeooo:paragraph-rsid="0004fc90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Preformatted_20_Text">
      <style:text-properties fo:font-size="16pt" style:text-underline-style="solid" style:text-underline-width="auto" style:text-underline-color="font-color" fo:font-weight="bold" officeooo:rsid="000a8310" officeooo:paragraph-rsid="000a8310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fo:font-size="16pt" style:text-underline-style="solid" style:text-underline-width="auto" style:text-underline-color="font-color" fo:font-weight="bold" officeooo:rsid="0006cd87" officeooo:paragraph-rsid="000a8310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officeooo:rsid="000821ac" officeooo:paragraph-rsid="000821ac"/>
    </style:style>
    <style:style style:name="P7" style:family="paragraph" style:parent-style-name="Preformatted_20_Text">
      <style:text-properties officeooo:rsid="00098e11" officeooo:paragraph-rsid="00098e11"/>
    </style:style>
    <style:style style:name="P8" style:family="paragraph" style:parent-style-name="Preformatted_20_Text">
      <style:text-properties officeooo:rsid="000b13e2" officeooo:paragraph-rsid="000b13e2"/>
    </style:style>
    <style:style style:name="P9" style:family="paragraph" style:parent-style-name="Preformatted_20_Text">
      <style:text-properties officeooo:rsid="000f12e5" officeooo:paragraph-rsid="000f12e5"/>
    </style:style>
    <style:style style:name="P10" style:family="paragraph" style:parent-style-name="Preformatted_20_Text">
      <style:text-properties fo:font-size="14pt" fo:font-weight="bold" officeooo:rsid="000f12e5" officeooo:paragraph-rsid="000f12e5" style:font-size-asian="14pt" style:font-weight-asian="bold" style:font-size-complex="14pt" style:font-weight-complex="bold"/>
    </style:style>
    <style:style style:name="P11" style:family="paragraph" style:parent-style-name="Preformatted_20_Text" style:list-style-name="L1">
      <style:text-properties officeooo:rsid="0004fc90" officeooo:paragraph-rsid="000a8310"/>
    </style:style>
    <style:style style:name="P12" style:family="paragraph" style:parent-style-name="Preformatted_20_Text" style:list-style-name="L2">
      <style:text-properties officeooo:rsid="00072ef9" officeooo:paragraph-rsid="00072ef9"/>
    </style:style>
    <style:style style:name="P13" style:family="paragraph" style:parent-style-name="Preformatted_20_Text" style:list-style-name="L2">
      <style:text-properties officeooo:rsid="000a8310" officeooo:paragraph-rsid="000a8310"/>
    </style:style>
    <style:style style:name="P14" style:family="paragraph" style:parent-style-name="Preformatted_20_Text" style:list-style-name="L3">
      <style:text-properties officeooo:rsid="000a8310" officeooo:paragraph-rsid="000a8310"/>
    </style:style>
    <style:style style:name="P15" style:family="paragraph" style:parent-style-name="Preformatted_20_Text" style:list-style-name="L2">
      <style:text-properties officeooo:rsid="000b13e2" officeooo:paragraph-rsid="000b13e2"/>
    </style:style>
    <style:style style:name="P16" style:family="paragraph" style:parent-style-name="Preformatted_20_Text" style:list-style-name="L3">
      <style:text-properties officeooo:rsid="000b13e2" officeooo:paragraph-rsid="000b13e2"/>
    </style:style>
    <style:style style:name="P17" style:family="paragraph" style:parent-style-name="Preformatted_20_Text" style:list-style-name="L2">
      <style:text-properties style:text-underline-style="none" officeooo:rsid="000c1f42" officeooo:paragraph-rsid="000c1f42"/>
    </style:style>
    <style:style style:name="P18" style:family="paragraph" style:parent-style-name="Preformatted_20_Text" style:list-style-name="L2">
      <style:text-properties officeooo:rsid="000c1f42" officeooo:paragraph-rsid="000c1f42"/>
    </style:style>
    <style:style style:name="P19" style:family="paragraph" style:parent-style-name="Preformatted_20_Text" style:list-style-name="L3">
      <style:text-properties officeooo:paragraph-rsid="00144868"/>
    </style:style>
    <style:style style:name="P20" style:family="paragraph" style:parent-style-name="Preformatted_20_Text" style:list-style-name="L3">
      <style:text-properties officeooo:rsid="00098e11" officeooo:paragraph-rsid="000a8310"/>
    </style:style>
    <style:style style:name="P21" style:family="paragraph" style:parent-style-name="Preformatted_20_Text" style:list-style-name="L3">
      <style:text-properties officeooo:rsid="001263ce" officeooo:paragraph-rsid="001263ce"/>
    </style:style>
    <style:style style:name="P22" style:family="paragraph" style:parent-style-name="Preformatted_20_Text" style:list-style-name="L3">
      <style:text-properties officeooo:rsid="00144868" officeooo:paragraph-rsid="00144868"/>
    </style:style>
    <style:style style:name="P23" style:family="paragraph" style:parent-style-name="Preformatted_20_Text" style:list-style-name="L3">
      <style:text-properties style:font-name="Liberation Mono" fo:font-size="10pt" officeooo:rsid="00144868" officeooo:paragraph-rsid="00144868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officeooo:rsid="000f12e5" officeooo:paragraph-rsid="000f12e5"/>
    </style:style>
    <style:style style:name="P25" style:family="paragraph" style:parent-style-name="Preformatted_20_Text">
      <style:text-properties officeooo:rsid="0017936d" officeooo:paragraph-rsid="0017936d"/>
    </style:style>
    <style:style style:name="P26" style:family="paragraph" style:parent-style-name="Preformatted_20_Text" style:list-style-name="L4">
      <style:text-properties officeooo:paragraph-rsid="0017936d"/>
    </style:style>
    <style:style style:name="P27" style:family="paragraph" style:parent-style-name="Preformatted_20_Text" style:list-style-name="L4">
      <style:text-properties officeooo:rsid="0017e7d9" officeooo:paragraph-rsid="0017e7d9"/>
    </style:style>
    <style:style style:name="T1" style:family="text">
      <style:text-properties officeooo:rsid="0004fc90"/>
    </style:style>
    <style:style style:name="T2" style:family="text">
      <style:text-properties style:text-position="super 58%"/>
    </style:style>
    <style:style style:name="T3" style:family="text">
      <style:text-properties officeooo:rsid="000b13e2"/>
    </style:style>
    <style:style style:name="T4" style:family="text">
      <style:text-properties officeooo:rsid="00144868"/>
    </style:style>
    <style:style style:name="T5" style:family="text">
      <style:text-properties style:font-name="Liberation Mono" fo:font-size="10pt" officeooo:rsid="00144868" style:font-name-asian="Noto Sans Mono CJK SC" style:font-size-asian="10pt" style:font-name-complex="Liberation Mono" style:font-size-complex="10pt"/>
    </style:style>
    <style:style style:name="T6" style:family="text">
      <style:text-properties officeooo:rsid="0017936d"/>
    </style:style>
    <style:style style:name="T7" style:family="text">
      <style:text-properties officeooo:rsid="0019bc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ful things:</text:p>
      <text:p text:style-name="P2"/>
      <text:p text:style-name="P1">Original Kaggle dataset:</text:p>
      <text:p text:style-name="P1"><text:a xlink:type="simple" xlink:href="https://www.kaggle.com/devinanzelmo/dota-2-matches" text:style-name="Internet_20_link" text:visited-style-name="Visited_20_Internet_20_Link">https://www.kaggle.com/devinanzelmo/dota-2-matches</text:a></text:p>
      <text:p text:style-name="P1"/>
      <text:p text:style-name="P1">API Wiki:</text:p>
      <text:p text:style-name="P1"><text:a xlink:type="simple" xlink:href="https://wiki.teamfortress.com/wiki/WebAPI#Dota_2" text:style-name="Internet_20_link" text:visited-style-name="Visited_20_Internet_20_Link">https://wiki.teamfortress.com/wiki/WebAPI#Dota_2</text:a></text:p>
      <text:p text:style-name="P1"/>
      <text:p text:style-name="P6">API forum:</text:p>
      <text:p text:style-name="P6"><text:a xlink:type="simple" xlink:href="https://dev.dota2.com/forum/dota-2/spectating/replays/webapi" text:style-name="Internet_20_link" text:visited-style-name="Visited_20_Internet_20_Link">https://dev.dota2.com/forum/dota-2/spectating/replays/webapi</text:a></text:p>
      <text:p text:style-name="P6"/>
      <text:p text:style-name="P6">Dota 2 wiki:</text:p>
      <text:p text:style-name="P6"><text:a xlink:type="simple" xlink:href="https://hota2.gamepedia.com/" text:style-name="Internet_20_link" text:visited-style-name="Visited_20_Internet_20_Link">https://hota2.gamepedia.com</text:a></text:p>
      <text:p text:style-name="P6"/>
      <text:p text:style-name="P6"/>
      <text:p text:style-name="P1"/>
      <text:p text:style-name="P1"/>
      <text:p text:style-name="P5">Notes:</text:p>
      <text:p text:style-name="P5"/>
      <text:list xml:id="list1213923137" text:style-name="L1">
        <text:list-item>
          <text:p text:style-name="P11">uhhh some teamfight time-frames have negative times…?</text:p>
        </text:list-item>
      </text:list>
      <text:list xml:id="list2421151363" text:style-name="L2">
        <text:list-item>
          <text:p text:style-name="P12">In dota, there are 2 types of gold: reliable and unreliable.</text:p>
          <text:list>
            <text:list-item>
              <text:p text:style-name="P12">Reliable comes from farming? and passive gold</text:p>
            </text:list-item>
            <text:list-item>
              <text:p text:style-name="P12">unreliable comes from kills</text:p>
              <text:list>
                <text:list-item>
                  <text:p text:style-name="P12">you lose networth/40 unreliable gold on death</text:p>
                </text:list-item>
              </text:list>
            </text:list-item>
          </text:list>
        </text:list-item>
        <text:list-item>
          <text:p text:style-name="P13">Roshan (dota’s neutral boss monster) drops 3 things</text:p>
          <text:list>
            <text:list-item>
              <text:p text:style-name="P13">1<text:span text:style-name="T2">st</text:span> death drops <text:a xlink:type="simple" xlink:href="http://dota2.gamepedia.com/Aegis_of_the_Immortal" text:style-name="Internet_20_link" text:visited-style-name="Visited_20_Internet_20_Link">Aegis of the Immortal</text:a></text:p>
            </text:list-item>
            <text:list-item>
              <text:p text:style-name="P13">2<text:span text:style-name="T2">nd</text:span> death drops <text:a xlink:type="simple" xlink:href="http://dota2.gamepedia.com/Cheese" text:style-name="Internet_20_link" text:visited-style-name="Visited_20_Internet_20_Link">Cheese</text:a></text:p>
            </text:list-item>
            <text:list-item>
              <text:p text:style-name="P13">3<text:span text:style-name="T2">rd</text:span> death drops <text:a xlink:type="simple" xlink:href="http://dota2.gamepedia.com/Refresher_Shard" text:style-name="Internet_20_link" text:visited-style-name="Visited_20_Internet_20_Link"><text:span text:style-name="T3">Refresher Shard</text:span></text:a><text:span text:style-name="T3"> or </text:span><text:a xlink:type="simple" xlink:href="http://dota2.gamepedia.com/Aghanim%27s_Blessing" text:style-name="Internet_20_link" text:visited-style-name="Visited_20_Internet_20_Link"><text:span text:style-name="T3">Aghanim’s Blessing</text:span></text:a><text:span text:style-name="T3"> (equal chance)</text:span></text:p>
            </text:list-item>
            <text:list-item>
              <text:p text:style-name="P15">4<text:span text:style-name="T2">th</text:span> death and onward drops all of the above (does refresher and anghanim have a 50/50 or does it drop both?)</text:p>
            </text:list-item>
          </text:list>
        </text:list-item>
        <text:list-item>
          <text:p text:style-name="P17">game_mode in match has 2 different game modes:</text:p>
          <text:list>
            <text:list-item>
              <text:p text:style-name="P17">22 is ranked matchmaking (normal queue)</text:p>
            </text:list-item>
            <text:list-item>
              <text:p text:style-name="P17">2 is Captain’s Mode (tournament standard where there is a team captain)</text:p>
            </text:list-item>
          </text:list>
        </text:list-item>
        <text:list-item>
          <text:p text:style-name="P18">d</text:p>
        </text:list-item>
      </text:list>
      <text:p text:style-name="P7"/>
      <text:p text:style-name="P7"/>
      <text:p text:style-name="P4">Questions:</text:p>
      <text:p text:style-name="P4"/>
      <text:list xml:id="list1718483046" text:style-name="L3">
        <text:list-item>
          <text:p text:style-name="P14">Average number of teamfights per match? <text:span text:style-name="T1">(teamfights are fights that result in 3 or more deaths)</text:span></text:p>
        </text:list-item>
        <text:list-item>
          <text:p text:style-name="P20">what kind of impact does getting roshan have on a game?</text:p>
          <text:list>
            <text:list-item>
              <text:p text:style-name="P16">After 2 deaths? 3? 4+?</text:p>
            </text:list-item>
            <text:list-item>
              <text:p text:style-name="P16">Look at compound probability of refresher shard and aghanim’s blessing, maybe bayesian problem?</text:p>
            </text:list-item>
          </text:list>
        </text:list-item>
        <text:list-item>
          <text:p text:style-name="P21">Create CDF and PMF functions for gold values</text:p>
        </text:list-item>
        <text:list-item>
          <text:p text:style-name="P21">Create Confidence Interval function for gold in relation to winning</text:p>
        </text:list-item>
        <text:list-item>
          <text:p text:style-name="P21">Maybe create a linear regression to predict gold percentage gap needed for a 95% victory chance?</text:p>
        </text:list-item>
        <text:list-item>
          <text:p text:style-name="P21">Do the same for roshan and roshan’s drops</text:p>
        </text:list-item>
        <text:list-item>
          <text:p text:style-name="P22">first roshan kill</text:p>
        </text:list-item>
        <text:list-item>
          <text:p text:style-name="P22">last roshan kill</text:p>
        </text:list-item>
        <text:list-item>
          <text:p text:style-name="P19"><text:span text:style-name="T4">most roshan kills in </text:span><text:span text:style-name="T5">match</text:span></text:p>
        </text:list-item>
        <text:list-item>
          <text:p text:style-name="P23"/>
        </text:list-item>
      </text:list>
      <text:p text:style-name="P8"/>
      <text:p text:style-name="P8"/>
      <text:p text:style-name="P8"/>
      <text:p text:style-name="P10"><text:soft-page-break/>Standups:</text:p>
      <text:p text:style-name="P9"/>
      <text:p text:style-name="P9">10/27/20 – need to get aws up and running, and get a function where I can join tables from different files. Also I’d love to get a simple graph today.</text:p>
      <text:p text:style-name="P9"/>
      <text:p text:style-name="P9"/>
      <text:p text:style-name="P25">Graphs:</text:p>
      <text:list xml:id="list1820801574" text:style-name="L4">
        <text:list-item>
          <text:p text:style-name="P26"><text:span text:style-name="T6">Gold values of a grid of games plotted over time, with the winner of each game as a color filled text box</text:span></text:p>
        </text:list-item>
        <text:list-item>
          <text:p text:style-name="P27">T-test on radiant vs dire win rates (is there a side-bias between games?)</text:p>
        </text:list-item>
        <text:list-item>
          <text:p text:style-name="P27">bayesian test on probability of winning if higher gold, higher gold + first/more/last roshan kills, higher gold + first/more/last roshan kills and no towers gone, etc.</text:p>
        </text:list-item>
        <text:list-item>
          <text:p text:style-name="P27">hypothesis test on if roshan denial gives you a higher winrate (H0 would suggest that it doesn’t<text:span text:style-name="T7">)</text:span></text:p>
        </text:list-item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9T20:39:23.404593320</dc:date>
    <meta:editing-duration>PT5H47M8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2" meta:paragraph-count="45" meta:word-count="369" meta:character-count="2156" meta:non-whitespace-character-count="1860"/>
  </office:meta>
</office:document-meta>
</file>